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iberation Sans1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6T17:34:55.486078140</meta:creation-date>
    <meta:document-statistic meta:object-count="0"/>
    <meta:generator>LibreOffice/6.1.0.0.alpha0$Android_ARM_EABI LibreOffice_project/484d0ea842da586a4cf51b6d11683b04f234474c</meta:generator>
  </office:meta>
</office:document-meta>
</file>